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2A000000A35203E41B3120507B.png" manifest:media-type="image/png"/>
  <manifest:file-entry manifest:full-path="Pictures/10000000000007D00000048A9459E8A84F4D8707.png" manifest:media-type="image/png"/>
  <manifest:file-entry manifest:full-path="Pictures/100002010000042000000336FBACC851E276D19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1.3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ffffff" fo:background-color="#6a1816"/>
    </style:style>
    <style:style style:name="P4" style:family="paragraph">
      <loext:graphic-properties draw:fill="none" draw:fill-color="#ffffff"/>
      <style:text-properties fo:background-color="#ce181e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background-color="#72bf44"/>
    </style:style>
    <style:style style:name="P7" style:family="paragraph">
      <loext:graphic-properties draw:fill="none" draw:fill-color="#ffffff"/>
      <style:text-properties fo:background-color="#7da7d8"/>
    </style:style>
    <style:style style:name="P8" style:family="paragraph">
      <loext:graphic-properties draw:fill="none" draw:fill-color="#ffffff"/>
      <style:text-properties fo:background-color="#f58220"/>
    </style:style>
    <style:style style:name="P9" style:family="paragraph">
      <loext:graphic-properties draw:fill="none" draw:fill-color="#ffffff"/>
      <style:text-properties style:use-window-font-color="true" fo:background-color="transparent"/>
    </style:style>
    <style:style style:name="P10" style:family="paragraph">
      <style:text-properties fo:background-color="#fff200"/>
    </style:style>
    <style:style style:name="P11" style:family="paragraph">
      <loext:graphic-properties draw:fill="none" draw:fill-color="#ffffff"/>
      <style:text-properties fo:background-color="#fff200"/>
    </style:style>
    <style:style style:name="T1" style:family="text">
      <style:text-properties fo:color="#ffffff" fo:background-color="#6a1816"/>
    </style:style>
    <style:style style:name="T2" style:family="text">
      <style:text-properties fo:background-color="#ce181e"/>
    </style:style>
    <style:style style:name="T3" style:family="text">
      <style:text-properties fo:background-color="#72bf44"/>
    </style:style>
    <style:style style:name="T4" style:family="text">
      <style:text-properties fo:background-color="#7da7d8"/>
    </style:style>
    <style:style style:name="T5" style:family="text">
      <style:text-properties fo:background-color="#f58220"/>
    </style:style>
    <style:style style:name="T6" style:family="text">
      <style:text-properties style:use-window-font-color="true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1.031cm" svg:x="0.758cm" svg:y="17.293cm">
          <draw:image xlink:href="Pictures/10000000000007D00000048A9459E8A84F4D8707.png" xlink:type="simple" xlink:show="embed" xlink:actuate="onLoad">
            <text:p/>
          </draw:image>
        </draw:frame>
        <draw:frame draw:style-name="gr2" draw:text-style-name="P2" draw:layer="layout" svg:width="18.999cm" svg:height="14.788cm" svg:x="1.001cm" svg:y="1.012cm">
          <draw:image xlink:href="Pictures/100002010000042000000336FBACC851E276D199.png" xlink:type="simple" xlink:show="embed" xlink:actuate="onLoad">
            <text:p/>
          </draw:image>
        </draw:frame>
        <draw:frame draw:style-name="gr3" draw:text-style-name="P3" draw:layer="layout" svg:width="2.119cm" svg:height="0.962cm" svg:x="16.716cm" svg:y="9.946cm">
          <draw:text-box>
            <text:p><text:span text:style-name="T1">braun</text:span></text:p>
          </draw:text-box>
        </draw:frame>
        <draw:frame draw:style-name="gr4" draw:text-style-name="P4" draw:layer="layout" svg:width="1.243cm" svg:height="0.962cm" svg:x="16.773cm" svg:y="13.784cm">
          <draw:text-box>
            <text:p><text:span text:style-name="T2">rot</text:span></text:p>
          </draw:text-box>
        </draw:frame>
        <draw:frame draw:style-name="gr5" draw:text-style-name="P5" draw:layer="layout" svg:width="1.315cm" svg:height="0.962cm" svg:x="18.201cm" svg:y="12.646cm">
          <draw:text-box>
            <text:p>TX</text:p>
          </draw:text-box>
        </draw:frame>
        <draw:frame draw:style-name="gr6" draw:text-style-name="P5" draw:layer="layout" svg:width="1.383cm" svg:height="0.962cm" svg:x="0.701cm" svg:y="9.584cm">
          <draw:text-box>
            <text:p>RX</text:p>
          </draw:text-box>
        </draw:frame>
        <draw:frame draw:style-name="gr7" draw:text-style-name="P6" draw:layer="layout" svg:width="1.768cm" svg:height="0.962cm" svg:x="1.248cm" svg:y="8.046cm">
          <draw:text-box>
            <text:p><text:span text:style-name="T3">grün</text:span></text:p>
          </draw:text-box>
        </draw:frame>
        <draw:frame draw:style-name="gr4" draw:text-style-name="P7" draw:layer="layout" svg:width="1.696cm" svg:height="0.962cm" svg:x="2.52cm" svg:y="9.884cm">
          <draw:text-box>
            <text:p><text:span text:style-name="T4">blau</text:span></text:p>
          </draw:text-box>
        </draw:frame>
        <draw:frame draw:style-name="gr8" draw:text-style-name="P8" draw:layer="layout" svg:width="2.5cm" svg:height="1.062cm" svg:x="11.916cm" svg:y="13.284cm">
          <draw:text-box>
            <text:p><text:span text:style-name="T5">orange</text:span></text:p>
          </draw:text-box>
        </draw:frame>
        <draw:frame draw:style-name="gr9" draw:text-style-name="P9" draw:layer="layout" svg:width="1.84cm" svg:height="0.962cm" svg:x="8.016cm" svg:y="8.084cm">
          <draw:text-box>
            <text:p><text:span text:style-name="T6">weiß</text:span></text:p>
          </draw:text-box>
        </draw:frame>
        <draw:frame draw:style-name="gr2" draw:text-style-name="P2" draw:layer="layout" svg:width="7.882cm" svg:height="4.311cm" svg:x="0.718cm" svg:y="12.8cm">
          <draw:image xlink:href="Pictures/100000000000012A000000A35203E41B3120507B.png" xlink:type="simple" xlink:show="embed" xlink:actuate="onLoad">
            <text:p/>
          </draw:image>
        </draw:frame>
        <draw:frame draw:style-name="gr9" draw:text-style-name="P9" draw:layer="layout" svg:width="1.84cm" svg:height="0.962cm" svg:x="16.9cm" svg:y="8.638cm">
          <draw:text-box>
            <text:p><text:span text:style-name="T6">weiß</text:span></text:p>
          </draw:text-box>
        </draw:frame>
        <draw:frame draw:style-name="gr4" draw:text-style-name="P11" draw:layer="layout" svg:width="1.696cm" svg:height="0.962cm" svg:x="8.004cm" svg:y="10.238cm">
          <draw:text-box>
            <text:p text:style-name="P10">gel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8T12:41:55.000886471</meta:creation-date>
    <dc:date>2020-01-03T08:16:58.757532436</dc:date>
    <meta:editing-duration>PT11M25S</meta:editing-duration>
    <meta:editing-cycles>4</meta:editing-cycles>
    <meta:generator>LibreOffice/6.0.7.3$Linux_X86_64 LibreOffice_project/00m0$Build-3</meta:generator>
    <meta:document-statistic meta:object-count="13"/>
  </office:meta>
</office:document-meta>
</file>